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acff5" officeooo:paragraph-rsid="003ec8ce"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25" style:family="paragraph" style:parent-style-name="Standard">
      <style:paragraph-properties style:line-height-at-least="0.503cm"/>
      <style:text-properties fo:color="#d4d4d4" style:font-name="Droid Sans Mono" fo:font-size="10.5pt" fo:font-weight="normal" fo:background-color="#1e1e1e"/>
    </style:style>
    <style:style style:name="P26"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officeooo:paragraph-rsid="00211f24"/>
    </style:style>
    <style:style style:name="P29"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30"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31"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32"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33"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34"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P35" style:family="paragraph" style:parent-style-name="Standard">
      <style:paragraph-properties fo:text-align="start" style:justify-single-word="false"/>
      <style:text-properties fo:font-weight="bold" officeooo:rsid="00343e01" officeooo:paragraph-rsid="0036fe5f" style:font-weight-asian="bold" style:font-weight-complex="bold"/>
    </style:style>
    <style:style style:name="P36"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37"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38"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39"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40"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41"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2"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3"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4"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45" style:family="paragraph" style:parent-style-name="Standard">
      <style:paragraph-properties fo:text-align="start" style:justify-single-word="false"/>
      <style:text-properties officeooo:rsid="0027764b" officeooo:paragraph-rsid="0027764b"/>
    </style:style>
    <style:style style:name="P46"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48" style:family="paragraph" style:parent-style-name="Standard">
      <style:paragraph-properties style:line-height-at-least="0.503cm"/>
      <style:text-properties fo:color="#d4d4d4" style:font-name="Droid Sans Mono" fo:font-size="10.5pt" fo:font-weight="normal" fo:background-color="#1e1e1e"/>
    </style:style>
    <style:style style:name="P49" style:family="paragraph" style:parent-style-name="Standard">
      <style:paragraph-properties fo:text-align="start" style:justify-single-word="false"/>
      <style:text-properties fo:color="#d4d4d4" style:font-name="Droid Sans Mono" fo:font-size="10.5pt" fo:font-weight="normal" officeooo:rsid="0039437c" officeooo:paragraph-rsid="0039437c" fo:background-color="#1e1e1e" style:font-weight-asian="normal" style:font-weight-complex="normal"/>
    </style:style>
    <style:style style:name="T1" style:family="text">
      <style:text-properties fo:color="#dcdcaa"/>
    </style:style>
    <style:style style:name="T2" style:family="text">
      <style:text-properties fo:color="#dcdcaa" fo:font-weight="bold" officeooo:rsid="00404887" style:font-weight-asian="bold" style:font-weight-complex="bold"/>
    </style:style>
    <style:style style:name="T3" style:family="text">
      <style:text-properties fo:color="#9cdcfe"/>
    </style:style>
    <style:style style:name="T4" style:family="text">
      <style:text-properties fo:color="#9cdcfe" fo:font-weight="bold" officeooo:rsid="00404887" style:font-weight-asian="bold" style:font-weight-complex="bold"/>
    </style:style>
    <style:style style:name="T5" style:family="text">
      <style:text-properties fo:font-weight="bold" officeooo:rsid="001acff5" style:font-weight-asian="bold" style:font-weight-complex="bold"/>
    </style:style>
    <style:style style:name="T6" style:family="text">
      <style:text-properties fo:font-weight="bold" officeooo:rsid="001c0660" style:font-weight-asian="bold" style:font-weight-complex="bold"/>
    </style:style>
    <style:style style:name="T7" style:family="text">
      <style:text-properties fo:font-weight="bold" officeooo:rsid="001e6444" style:font-weight-asian="bold" style:font-weight-complex="bold"/>
    </style:style>
    <style:style style:name="T8" style:family="text">
      <style:text-properties fo:font-weight="bold" officeooo:rsid="00404887" style:font-weight-asian="bold" style:font-weight-complex="bold"/>
    </style:style>
    <style:style style:name="T9" style:family="text">
      <style:text-properties officeooo:rsid="001acff5"/>
    </style:style>
    <style:style style:name="T10" style:family="text">
      <style:text-properties style:font-size-asian="12pt"/>
    </style:style>
    <style:style style:name="T11" style:family="text">
      <style:text-properties fo:font-style="italic" officeooo:rsid="001acff5" style:font-style-asian="italic" style:font-style-complex="italic"/>
    </style:style>
    <style:style style:name="T12" style:family="text">
      <style:text-properties fo:font-style="italic" fo:font-weight="bold" officeooo:rsid="001acff5" style:font-style-asian="italic" style:font-weight-asian="bold" style:font-style-complex="italic" style:font-weight-complex="bold"/>
    </style:style>
    <style:style style:name="T13" style:family="text">
      <style:text-properties officeooo:rsid="001c0660"/>
    </style:style>
    <style:style style:name="T14" style:family="text">
      <style:text-properties officeooo:rsid="001e6444"/>
    </style:style>
    <style:style style:name="T15" style:family="text">
      <style:text-properties officeooo:rsid="001ed7a0"/>
    </style:style>
    <style:style style:name="T16" style:family="text">
      <style:text-properties fo:color="#ce9178"/>
    </style:style>
    <style:style style:name="T1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22" style:family="text">
      <style:text-properties fo:font-size="12pt" fo:font-style="normal" style:font-size-asian="10.5pt" style:font-style-asian="normal" style:font-size-complex="12pt" style:font-style-complex="normal"/>
    </style:style>
    <style:style style:name="T23" style:family="text">
      <style:text-properties fo:font-size="12pt" fo:font-style="normal" officeooo:rsid="00232b0c" style:font-size-asian="10.5pt" style:font-style-asian="normal" style:font-size-complex="12pt" style:font-style-complex="normal"/>
    </style:style>
    <style:style style:name="T24" style:family="text">
      <style:text-properties officeooo:rsid="0029a65d"/>
    </style:style>
    <style:style style:name="T25" style:family="text">
      <style:text-properties fo:font-weight="normal" style:font-weight-asian="normal" style:font-weight-complex="normal"/>
    </style:style>
    <style:style style:name="T26" style:family="text">
      <style:text-properties fo:font-weight="normal" officeooo:rsid="002b0f2a" style:font-weight-asian="normal" style:font-weight-complex="normal"/>
    </style:style>
    <style:style style:name="T27" style:family="text">
      <style:text-properties officeooo:rsid="002c860c"/>
    </style:style>
    <style:style style:name="T28" style:family="text">
      <style:text-properties officeooo:rsid="0037ede5"/>
    </style:style>
    <style:style style:name="T29" style:family="text">
      <style:text-properties officeooo:rsid="00404887"/>
    </style:style>
    <style:style style:name="T30" style:family="text">
      <style:text-properties fo:color="#c586c0"/>
    </style:style>
    <style:style style:name="T31" style:family="text">
      <style:text-properties fo:color="#c586c0" fo:font-weight="bold" officeooo:rsid="00404887" style:font-weight-asian="bold" style:font-weight-complex="bold"/>
    </style:style>
    <style:style style:name="T32" style:family="text">
      <style:text-properties fo:color="#6a9955"/>
    </style:style>
    <style:style style:name="T33" style:family="text">
      <style:text-properties fo:color="#6a9955" fo:font-weight="bold" officeooo:rsid="00404887" style:font-weight-asian="bold" style:font-weight-complex="bold"/>
    </style:style>
    <style:style style:name="T34" style:family="text">
      <style:text-properties fo:color="#b5ce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12">Useful Links</text:p>
      <text:p text:style-name="P10"/>
      <text:p text:style-name="P10"><text:a xlink:type="simple" xlink:href="https://stackoverflowteams.com/c/42network/questions/1604/1605?newreg=377e07ddd3c546ad86df7acb5c6f7648" text:style-name="Internet_20_link" text:visited-style-name="Visited_20_Internet_20_Link"><text:span text:style-name="T25">https://stackoverflowteams.com/c/42network/questions/1604/1605?newreg=377e07ddd3c546ad86df7acb5c6f7648</text:span></text:a><text:span text:style-name="T25"> </text:span><text:span text:style-name="T26">Makefile tutorial<text:line-break/></text:span></text:p>
      <text:p text:style-name="P10"><text:a xlink:type="simple" xlink:href="http://www.makefiletutorial.com/" text:style-name="Internet_20_link" text:visited-style-name="Visited_20_Internet_20_Link"><text:span text:style-name="T26">www.makefiletutorial.com</text:span></text:a></text:p>
      <text:p text:style-name="P24"/>
      <text:p text:style-name="P10"><text:a xlink:type="simple" xlink:href="https://www.geeksforgeeks.org/what-is-linked-list/" text:style-name="Internet_20_link" text:visited-style-name="Visited_20_Internet_20_Link"><text:span text:style-name="T26">https://www.geeksforgeeks.org/what-is-linked-list/</text:span></text:a></text:p>
      <text:p text:style-name="P24"/>
      <text:p text:style-name="P11"><text:a xlink:type="simple" xlink:href="https://42-cursus.gitbook.io/guide/rank-00/libft/bonus-functions/ft_lstdelone" text:style-name="Internet_20_link" text:visited-style-name="Visited_20_Internet_20_Link"><text:span text:style-name="T26">https://42-cursus.gitbook.io/guide/rank-00/libft/bonus-functions/ft_lstdelone</text:span></text:a><text:span text:style-name="T26"><text:line-break/><text:line-break/>http://pulgamecanica.herokuapp.com/posts/makefiles<text:line-break/></text:span><text:line-break/></text:p>
      <text:p text:style-name="P11"/>
      <text:p text:style-name="P11">Makefile:</text:p>
      <text:p text:style-name="P9"/>
      <text:p text:style-name="P16"><text:span text:style-name="T12">Name</text:span><text:span text:style-name="T11"> </text:span><text:span text:style-name="T9">= libft.a – sets the name of the output file</text:span></text:p>
      <text:p text:style-name="P16"/>
      <text:p text:style-name="P16"><text:span text:style-name="T12">SRC</text:span><text:span text:style-name="T5"> </text:span><text:span text:style-name="T9">– contains a list of source files that will be compiled to object files and then linked together to create the static library.</text:span></text:p>
      <text:p text:style-name="P16"/>
      <text:p text:style-name="P16"><text:span text:style-name="T5">CC</text:span><text:span text:style-name="T9"> – Variable to specify the compiler used.</text:span></text:p>
      <text:p text:style-name="P16"/>
      <text:p text:style-name="P17"><text:span text:style-name="T6">OBJ = $(SRC: .c=.o) </text:span><text:span text:style-name="T13">–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7"/>
      <text:p text:style-name="P17"><text:span text:style-name="T6">$(NAME): $(OBJ) – </text:span><text:span text:style-name="T13">This creates a prerequisite $(OBJ) to the target $(NAME). It means that to build the target $(NAME), the prerequisites (in this case, the object files specified in $(OBJ)) must be build first.</text:span></text:p>
      <text:p text:style-name="P17"/>
      <text:p text:style-name="P18"><text:span text:style-name="T6">Ar -rcs $@ $(OBJ) - </text:span><text:span text:style-name="T13"><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8"/>
      <text:p text:style-name="P19"><text:span text:style-name="T7">all: $(NAME) – </text:span><text:span text:style-name="T14">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5">In other words running make all will build the target $NAME.</text:span></text:p>
      <text:p text:style-name="P19"><text:soft-page-break/></text:p>
      <text:p text:style-name="P26"><text:span text:style-name="T1">bonus</text:span>: <text:span text:style-name="T16">$(</text:span><text:span text:style-name="T3">B_OBJ</text:span><text:span text:style-name="T16">)</text:span></text:p>
      <text:p text:style-name="P25">ar -rcs <text:span text:style-name="T16">$(</text:span><text:span text:style-name="T3">NAME</text:span><text:span text:style-name="T16">)</text:span> <text:span text:style-name="T16">$(</text:span><text:span text:style-name="T3">OBJ</text:span><text:span text:style-name="T16">)</text:span></text:p>
      <text:p text:style-name="P19"/>
      <text:p text:style-name="P19"><text:span text:style-name="T15">This defines the target bonus. It has one prerequisite, or depends of, $(B_OBJ). If its after the : than its a prerequisite. The second line is the recipe for the bonus target.</text:span><text:line-break/><text:line-break/></text:p>
      <text:p text:style-name="P6"/>
      <text:p text:style-name="P6"/>
      <text:p text:style-name="P46">Functions</text:p>
      <text:p text:style-name="P6"/>
      <text:p text:style-name="P6">ft_memset: </text:p>
      <text:p text:style-name="P3"/>
      <text:p text:style-name="P23">The memset() function fills the first n bytes of the memory area pointed to by s with the constant byte c.</text:p>
      <text:p text:style-name="P20">The memset() function returns a pointer to the memory area s.</text:p>
      <text:p text:style-name="P3"/>
      <text:p text:style-name="P3"/>
      <text:p text:style-name="P7">ft_bzero:</text:p>
      <text:p text:style-name="P27"/>
      <text:p text:style-name="P21">The bzero() function erases the data in the n bytes of the memory starting at the location pointed to by s, by writing zeros (bytes containing ‘/0’) to that area.</text:p>
      <text:p text:style-name="P21"/>
      <text:p text:style-name="P8">ft_strlcat / ft_strlcpy:</text:p>
      <text:p text:style-name="P22"/>
      <text:p text:style-name="P13"><text:span text:style-name="T10">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3"/>
      <text:p text:style-name="P13">The strlcpy() function copies up to size - 1 characters from the NUL-terminated string src to dst, NULterminating the result.</text:p>
      <text:p text:style-name="P13">The strlcat() function appends the NUL-terminated string src to the end of dst. <text:s/>It will append at most size - strlen(dst) - 1 bytes, NUL-terminating the result.<text:line-break/><text:line-break/></text:p>
      <text:p text:style-name="P13">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3"/>
      <text:p text:style-name="P13">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3"><text:soft-page-break/></text:p>
      <text:p text:style-name="P4">ft_memchr:</text:p>
      <text:p text:style-name="P4"/>
      <text:p text:style-name="P14">The <text:s/>memchr() <text:s/>function <text:s/>scans <text:s/>the <text:s/>initial n bytes of the memory area pointed to by s for the first instance of c. </text:p>
      <text:p text:style-name="P14">Both c and the bytes of the memory area pointed to by s are interpreted as unsigned char.</text:p>
      <text:p text:style-name="P4"/>
      <text:p text:style-name="P28"><text:span text:style-name="T18">The memchr() and memrchr() functions return a pointer to the matching byte or NULL if the character does <text:s/>not <text:s/>occur in the given memory area.<text:line-break/><text:line-break/></text:span><text:span text:style-name="T19">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21">void,</text:span><text:span text:style-name="T19"> because that will point to the correct memory position </text:span><text:span text:style-name="T21">where the character c is present, independently of its signedness</text:span><text:span text:style-name="T19">. </text:span><text:span text:style-name="T20">But we could also cast it as char.</text:span></text:p>
      <text:p text:style-name="P15"/>
      <text:p text:style-name="P45"><text:span text:style-name="T20">A</text:span><text:span text:style-name="T17">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15"/>
      <text:p text:style-name="P29"><text:span text:style-name="T23">f</text:span><text:span text:style-name="T22">t_memcmp:</text:span></text:p>
      <text:p text:style-name="P5"/>
      <text:p text:style-name="P37">The memcmp() function compares the first n bytes (each interpreted as unsigned char) of the memory areas s1 and s2.</text:p>
      <text:p text:style-name="P37"/>
      <text:p text:style-name="P37">The <text:s/>memcmp() <text:s/>function <text:s/>returns an integer less than, equal to, or greater than zero if the first n bytes of s1 is found, respectively, to be less than, to match, or be greater than the first n bytes of s2.</text:p>
      <text:p text:style-name="P37"/>
      <text:p text:style-name="P37">For a nonzero return value, the sign is determined by the sign of the difference between the first pair of bytes <text:s/>(interpreted <text:s/>as <text:s/>unsigned <text:s/>char) that differ in s1 and s2. </text:p>
      <text:p text:style-name="P37">If n is zero, the return value is zero.</text:p>
      <text:p text:style-name="P37"/>
      <text:p text:style-name="P30">ft_memcpy:</text:p>
      <text:p text:style-name="P30"/>
      <text:p text:style-name="P38">The <text:s/>memcpy() <text:s/>function <text:s/>copies n bytes from memory area src to memory area dest. <text:s/>The memory areas must not overlap. <text:s/>Use memmove(3) if the memory areas do overlap.</text:p>
      <text:p text:style-name="P38"/>
      <text:p text:style-name="P38">The memcpy() function returns a pointer to dest.<text:line-break/><text:line-break/><text:span text:style-name="T24">We should cast the pointers as chars, to ensure that it copies byte by byte being that char has 1 byte (and int for example has 4).</text:span></text:p>
      <text:p text:style-name="P38"/>
      <text:p text:style-name="P31"/>
      <text:p text:style-name="P31"/>
      <text:p text:style-name="P31"/>
      <text:p text:style-name="P31"/>
      <text:p text:style-name="P31"/>
      <text:p text:style-name="P31"><text:soft-page-break/></text:p>
      <text:p text:style-name="P31">ft_memmove:</text:p>
      <text:p text:style-name="P31"/>
      <text:p text:style-name="P39">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39"/>
      <text:p text:style-name="P39">The memmove() function returns a pointer to dest.<text:line-break/><text:line-break/>Usually, you want to copy a piece of information from one place to another.</text:p>
      <text:p text:style-name="P39">So you can use memmove to copy len bytes from src to dst.</text:p>
      <text:p text:style-name="P39">Usually there is no issue if you just copy each byte one by one.</text:p>
      <text:p text:style-name="P39"><text:line-break/>void *memmove(void *dst, const void *src, size_t len);</text:p>
      <text:p text:style-name="P39"><text:line-break/>For example:</text:p>
      <text:p text:style-name="P39">0x0099 = ['H', 'e', 'l', 'l', 'o', '\0',]</text:p>
      <text:p text:style-name="P39">0x0022 = ['w', 'a', 'w', 'a', 'w', 'a', 'w', 'a', '\0']</text:p>
      <text:p text:style-name="P39">execute: memmove(0x0022, 0x0099, 3);</text:p>
      <text:p text:style-name="P39">Will return: <text:s/>0x0022 = ['H', 'e', 'l', 'a', 'w', 'a', 'w', 'a', '\0']</text:p>
      <text:p text:style-name="P39">The process would have been to copy one byte by one, so first you copy H to the place of w then you copy e <text:s/>to the place of a ; etc.<text:line-break/><text:line-break/>The problem rises when you want to copy bytes to memory spaces which conflict:</text:p>
      <text:p text:style-name="P39">For example:</text:p>
      <text:p text:style-name="P39">0x0099 = ['H', 'e', 'l', 'l', 'o', '\0']</text:p>
      <text:p text:style-name="P39">0x0099 + 2 = ['l', 'l', 'o', '\0', ...]</text:p>
      <text:p text:style-name="P39">execute: <text:s/>memmove(0x0099 + 2, 0x0099, 3); <text:s/>[0x0099 + 2 could be like ptr + 2]</text:p>
      <text:p text:style-name="P39">Should return: 0x0099 + 2 = ['H', 'e', 'l', '\0', ...]</text:p>
      <text:p text:style-name="P39">If we repeat the process a big PROBLEM will surge!!!!!!</text:p>
      <text:p text:style-name="P39">So we copy H to the place of l (we start to copy the byte from src to dst)</text:p>
      <text:p text:style-name="P39">After copying it we will have:</text:p>
      <text:p text:style-name="P39">0x0099 = ['H', 'e', 'H', 'l', 'o', '\0'] <text:s/>:warning: <text:s/>LOOK here!!! the memory here also changed!</text:p>
      <text:p text:style-name="P39">0x0099 + 2 = ['H', 'l', 'o', '\0', ...]</text:p>
      <text:p text:style-name="P39">Then we could continue, copy e to the place of l and then we would have:</text:p>
      <text:p text:style-name="P39">0x0099 = ['H', 'e', 'H', 'e', 'o', '\0']</text:p>
      <text:p text:style-name="P39">0x0099 + 2 = ['H', 'e', 'o', '\0', ...]</text:p>
      <text:p text:style-name="P39">And finally for the last and third byte we copy H (WHICH IS WRONG this was overwritten)</text:p>
      <text:p text:style-name="P39">Will produce:</text:p>
      <text:p text:style-name="P39">0x0099 = ['H', 'e', 'H', 'e', 'H', '\0']</text:p>
      <text:p text:style-name="P39">0x0099 + 2 = ['H', 'e', 'H', '\0', ...]</text:p>
      <text:p text:style-name="P39">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39">So basically you have to check if src is &gt; than dst, you do it normally, and if its &lt; then you do it in reverse.</text:p>
      <text:p text:style-name="P39"><text:soft-page-break/></text:p>
      <text:p text:style-name="P32"><text:span text:style-name="T27">f</text:span>t_strchr: </text:p>
      <text:p text:style-name="P32"/>
      <text:p text:style-name="P40">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0"/>
      <text:p text:style-name="P35">ft_strrchr:</text:p>
      <text:p text:style-name="P35"/>
      <text:p text:style-name="P43">The strrchr() function returns a pointer to the last occurrence of the character c in the string s.<text:line-break/></text:p>
      <text:p text:style-name="P43">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40"/>
      <text:p text:style-name="P33">ft_strncmp:</text:p>
      <text:p text:style-name="P33"/>
      <text:p text:style-name="P41">The <text:s/>strcmp() <text:s/>function <text:s/>compares the two strings s1 and s2. <text:s/>The locale is not taken into account (for a locale-aware comparison, see strcoll(3)).</text:p>
      <text:p text:style-name="P41">It returns an integer less than, equal to, or greater than zero if s1 is found, respectively, to be less than, to match, or be greater than s2.</text:p>
      <text:p text:style-name="P41"/>
      <text:p text:style-name="P41">The strncmp() function is similar, except it compares only the first (at most) n bytes of s1 and s2.</text:p>
      <text:p text:style-name="P41"/>
      <text:p text:style-name="P41">The strcmp() and strncmp() functions return an integer less than, equal to, or greater than zero if s1 (or the first n bytes thereof) is found, respectively, to be less than, to match, or be greater than s2.</text:p>
      <text:p text:style-name="P41"/>
      <text:p text:style-name="P34">ft_strnstr:</text:p>
      <text:p text:style-name="P34"/>
      <text:p text:style-name="P42"><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2"/>
      <text:p text:style-name="P42">If little is an empty string, big is returned; if little occurs nowhere in big, NULL is returned; otherwise a pointer to the first character of the first occurrence of little is returned.</text:p>
      <text:p text:style-name="P34"/>
      <text:p text:style-name="P35">ft_tolower / <text:span text:style-name="T28">ft_toupper</text:span>:</text:p>
      <text:p text:style-name="P35"/>
      <text:p text:style-name="P43">If c is an uppercase letter, tolower() returns its lowercase equivalent, if a lowercase representation exists in the current locale. <text:s/>Otherwise, it returns c.</text:p>
      <text:p text:style-name="P42"/>
      <text:p text:style-name="P42">If c is a lowercase letter, toupper() returns its uppercase equivalent, if an uppercase representation exists in the current locale. <text:s/>Otherwise, i<text:span text:style-name="T28">t </text:span>returns c.</text:p>
      <text:p text:style-name="P42"/>
      <text:p text:style-name="P42">The value returned is that of the converted letter, or c if the conversion was not possible.</text:p>
      <text:p text:style-name="P42"/>
      <text:p text:style-name="P42"><text:soft-page-break/></text:p>
      <text:p text:style-name="P36">ft_calloc:</text:p>
      <text:p text:style-name="P36"/>
      <text:p text:style-name="P44">The calloc() function allocates memory for an array of nmemb elements of size bytes each and returns a pointer to the allocated memory. <text:s/>The memory is set to zero. <text:s/>If nmemb or size is 0, then calloc() returns either NULL, or a unique pointer value that <text:s/>can <text:s/>later <text:s/>be <text:s/>successfully <text:s/>passed <text:s/>to free(). <text:s text:c="2"/>If <text:s/>the multiplication of nmemb and size would result in integer overflow, then calloc() returns an error. <text:s/></text:p>
      <text:p text:style-name="P44"/>
      <text:p text:style-name="P44">The malloc() and calloc() functions return a pointer to the allocated memory, which is suitably aligned for any built-in <text:s/>type. <text:s text:c="2"/>On <text:s/>error, <text:s/>these functions <text:s/>return <text:s/>NULL. <text:s text:c="2"/>NULL may also be returned by a successful call to malloc() with a size of zero, or by a successful call to calloc() with nmemb or size equal to zero.</text:p>
      <text:p text:style-name="P36"/>
      <text:p text:style-name="P36">ft_strdup:</text:p>
      <text:p text:style-name="P36"/>
      <text:p text:style-name="P44">The <text:s/>strdup() <text:s/>function <text:s/>returns <text:s/>a <text:s/>pointer to a new string which is a duplicate of the string s. <text:s/>Memory for the new string is obtained with malloc(3), and can be freed with free(3).<text:line-break/><text:line-break/>On success, the strdup() function returns a pointer to the duplicated string. <text:s/>It returns NULL if insufficient memory was available, with errno set to indicate the cause of the error.<text:line-break/><text:line-break/><text:span text:style-name="T8">ft_substr: </text:span></text:p>
      <text:p text:style-name="P44"><text:span text:style-name="T8"/></text:p>
      <text:p text:style-name="P49"><text:span text:style-name="T31">if</text:span><text:span text:style-name="T8"> (</text:span><text:span text:style-name="T2">ft_strlen</text:span><text:span text:style-name="T8">(</text:span><text:span text:style-name="T4">s</text:span><text:span text:style-name="T8">) &lt;= </text:span><text:span text:style-name="T4">start</text:span><text:span text:style-name="T8">)</text:span><text:span text:style-name="T33"> // check if the index position used goes past the string.</text:span></text:p>
      <text:p text:style-name="P25"><text:span text:style-name="T30"/></text:p>
      <text:p text:style-name="P25"><text:span text:style-name="T30">return</text:span> (<text:span text:style-name="T1">ft_strdup</text:span>(<text:span text:style-name="T16">""</text:span>));<text:span text:style-name="T30">if</text:span> (<text:span text:style-name="T3">len</text:span> &gt; (<text:span text:style-name="T1">ft_strlen</text:span>(<text:span text:style-name="T3">s</text:span>) + <text:span text:style-name="T34">1</text:span>) - <text:span text:style-name="T3">start</text:span>)<text:span text:style-name="T32"> // checks if len is bigger than available characters in s. if so it reduces len.</text:span></text:p>
      <text:p text:style-name="P25"/>
      <text:p text:style-name="P25"><text:span text:style-name="T3">len</text:span> = <text:span text:style-name="T1">ft_strlen</text:span>(<text:span text:style-name="T3">s</text:span>) - <text:span text:style-name="T3">start</text:span>;<text:span text:style-name="T32"> // subtracts start to get the amount of chars available to write and sets len to that value.</text:span></text:p>
      <text:p text:style-name="P44"><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4-23T17:37:42.933048534</dc:date>
    <meta:editing-duration>PT4H49M48S</meta:editing-duration>
    <meta:editing-cycles>29</meta:editing-cycles>
    <meta:document-statistic meta:table-count="0" meta:image-count="0" meta:object-count="0" meta:page-count="6" meta:paragraph-count="98" meta:word-count="2248" meta:character-count="12771" meta:non-whitespace-character-count="10502"/>
  </office:meta>
</office:document-meta>
</file>